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0108acd" officeooo:paragraph-rsid="00108ac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pt" fo:language="fr" fo:country="FR" style:text-underline-style="solid" style:text-underline-width="auto" style:text-underline-color="font-color" fo:font-weight="bold" officeooo:rsid="00108acd" officeooo:paragraph-rsid="00108ac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108acd" officeooo:paragraph-rsid="00108a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80a68c" officeooo:paragraph-rsid="001637d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1637d8" officeooo:paragraph-rsid="001637d8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a74b50" officeooo:paragraph-rsid="00a74b5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a8e06c" officeooo:paragraph-rsid="00a8e06c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aaac06" officeooo:paragraph-rsid="00aaac0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aac312" officeooo:paragraph-rsid="00aac31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b2c7f7" officeooo:paragraph-rsid="00b2c7f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b4cd76" officeooo:paragraph-rsid="00b4cd7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b4cd76" officeooo:paragraph-rsid="00b4cd7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b62735" officeooo:paragraph-rsid="00b6273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bb4bb0" officeooo:paragraph-rsid="00bb4bb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bd265d" officeooo:paragraph-rsid="00bd265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2pt" fo:language="fr" fo:country="FR" fo:font-style="normal" style:text-underline-style="none" fo:font-weight="normal" officeooo:rsid="00c19e42" officeooo:paragraph-rsid="00c19e4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69fa01"/>
    </style:style>
    <style:style style:name="T2" style:family="text">
      <style:text-properties officeooo:rsid="00a3326d"/>
    </style:style>
    <style:style style:name="T3" style:family="text">
      <style:text-properties officeooo:rsid="00a6865b"/>
    </style:style>
    <style:style style:name="T4" style:family="text">
      <style:text-properties officeooo:rsid="00abc995"/>
    </style:style>
    <style:style style:name="T5" style:family="text">
      <style:text-properties officeooo:rsid="00b1d1cb"/>
    </style:style>
    <style:style style:name="T6" style:family="text">
      <style:text-properties officeooo:rsid="00b474c6"/>
    </style:style>
    <style:style style:name="T7" style:family="text">
      <style:text-properties officeooo:rsid="00b80fb7"/>
    </style:style>
    <style:style style:name="T8" style:family="text">
      <style:text-properties officeooo:rsid="00bb63b5"/>
    </style:style>
    <style:style style:name="T9" style:family="text">
      <style:text-properties officeooo:rsid="00bd265d"/>
    </style:style>
    <style:style style:name="T10" style:family="text">
      <style:text-properties officeooo:rsid="00be2302"/>
    </style:style>
    <style:style style:name="T11" style:family="text">
      <style:text-properties officeooo:rsid="00c4e1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-rendu TP<text:span text:style-name="T2">5</text:span></text:p>
      <text:p text:style-name="P3"/>
      <text:p text:style-name="P5">Question <text:span text:style-name="T3">1</text:span></text:p>
      <text:p text:style-name="P4"/>
      <text:p text:style-name="P6">Algorithme en pseudo-code :</text:p>
      <text:p text:style-name="P6"/>
      <text:list xml:id="list1934817354" text:style-name="L2">
        <text:list-item>
          <text:p text:style-name="P7">En entrée on a F, l’image fixe, et G, l’image flottante qu’il faut recaler sur F.</text:p>
        </text:list-item>
        <text:list-item>
          <text:p text:style-name="P10">En variables on a un tableau <text:span text:style-name="T6">de déformation, qui comprend un vecteur par voxel.</text:span></text:p>
        </text:list-item>
        <text:list-item>
          <text:p text:style-name="P8">Pour chaque voxel P :</text:p>
          <text:list>
            <text:list-item>
              <text:p text:style-name="P9"><text:span text:style-name="T4">Si</text:span> l’intensité de P sur G e<text:span text:style-name="T4">s</text:span>t plus grande que l’intensité de P sur F :</text:p>
              <text:list>
                <text:list-item>
                  <text:p text:style-name="P9">O<text:span text:style-name="T5">n calcule le gradient de P sur F pour connaître la direction que prendra le recalage.</text:span></text:p>
                </text:list-item>
                <text:list-item>
                  <text:p text:style-name="P11">Puis on stocke cette direction dans le tableau de déformation.</text:p>
                </text:list-item>
              </text:list>
            </text:list-item>
          </text:list>
        </text:list-item>
      </text:list>
      <text:p text:style-name="P12"/>
      <text:p text:style-name="P12"/>
      <text:p text:style-name="P16">Variables :</text:p>
      <text:p text:style-name="P13"><text:tab/>F : image fixe</text:p>
      <text:p text:style-name="P13"><text:tab/>G : image flottante</text:p>
      <text:p text:style-name="P13"><text:tab/>f : intensité de P sur F</text:p>
      <text:p text:style-name="P13"><text:tab/>g : intensité de P sur G</text:p>
      <text:p text:style-name="P13"><text:tab/>deformation : tableau de vecteurs <text:span text:style-name="T7">de recalage</text:span></text:p>
      <text:p text:style-name="P13"/>
      <text:p text:style-name="P16">Pseudo-Algo :</text:p>
      <text:p text:style-name="P14"><text:tab/>Pour chaque voxel P <text:span text:style-name="T8">de G, d’indice i </text:span>:</text:p>
      <text:p text:style-name="P14"><text:tab/><text:tab/>Si g &gt; f :</text:p>
      <text:p text:style-name="P14"><text:tab/><text:tab/><text:tab/>deformation[i] = gradient de P sur F</text:p>
      <text:p text:style-name="P14"><text:tab/><text:span text:style-name="T11">Application d’un lissage gaussien sur cette deformation</text:span></text:p>
      <text:p text:style-name="P15"><text:span text:style-name="T10"><text:tab/>R</text:span>etourner deform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08acd" officeooo:paragraph-rsid="00108acd"/>
    </style:style>
    <style:style style:name="MT1" style:family="text">
      <style:text-properties officeooo:rsid="0069fa0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8M <text:span text:style-name="MT1">(05/12/2018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8:28:58.167000000</meta:creation-date>
    <meta:generator>LibreOffice/6.0.3.2$Linux_X86_64 LibreOffice_project/00m0$Build-2</meta:generator>
    <meta:editing-cycles>1</meta:editing-cycles>
    <meta:editing-duration>P0D</meta:editing-duration>
    <meta:document-statistic meta:table-count="0" meta:image-count="0" meta:object-count="0" meta:page-count="1" meta:paragraph-count="22" meta:word-count="160" meta:character-count="831" meta:non-whitespace-character-count="684"/>
  </office:meta>
</office:document-meta>
</file>